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0000" fo:border="0.06pt solid #000000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 fo:border="0.06pt solid #000000"/>
    </style:style>
    <style:style style:name="ce51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erif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64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pecification Overview and Summary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2"/>
          <table:table-cell table:number-columns-repeated="59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/>
          <table:table-cell table:number-columns-repeated="59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/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number-columns-repeated="2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24" office:value-type="string" calcext:value-type="string">
            <text:p>TL – 8</text:p>
          </table:table-cell>
          <table:table-cell table:style-name="ce24" office:value-type="string" calcext:value-type="string">
            <text:p>TL – 11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number-columns-repeated="2" table:style-name="ce24" office:value-type="string" calcext:value-type="string">
            <text:p>TL – 9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number-columns-repeated="2" table:style-name="ce24" office:value-type="string" calcext:value-type="string">
            <text:p>TL – 8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number-columns-repeated="4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Tech Level</text:p>
          </table:table-cell>
          <table:table-cell table:style-name="ce23" office:value-type="string" calcext:value-type="string">
            <text:p>Modified Tech Level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number-columns-repeated="3" table:style-name="ce24" office:value-type="string" calcext:value-type="string">
            <text:p>–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number-columns-repeated="2" table:style-name="ce24" office:value-type="string" calcext:value-type="string">
            <text:p>TL – 10</text:p>
          </table:table-cell>
          <table:table-cell table:number-columns-repeated="59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number-columns-repeated="2" table:style-name="ce24" office:value-type="string" calcext:value-type="string">
            <text:p>TL – 12</text:p>
          </table:table-cell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>
          <table:table-cell/>
          <table:table-cell table:style-name="ce28"/>
          <table:table-cell table:style-name="ce32" office:value-type="string" calcext:value-type="string" table:number-columns-spanned="2" table:number-rows-spanned="1">
            <text:p>Summary Information</text:p>
          </table:table-cell>
          <table:covered-table-cell table:style-name="ce50"/>
          <table:table-cell table:style-name="ce28"/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>
          <table:table-cell/>
          <table:table-cell table:style-name="ce18" office:value-type="string" calcext:value-type="string">
            <text:p>Total Component Cost</text:p>
          </table:table-cell>
          <table:table-cell table:style-name="ce18" office:value-type="string" calcext:value-type="string">
            <text:p>Total Equipment Cost</text:p>
          </table:table-cell>
          <table:table-cell table:style-name="ce18" office:value-type="string" calcext:value-type="string">
            <text:p>Total Displacement</text:p>
          </table:table-cell>
          <table:table-cell table:style-name="ce18" office:value-type="string" calcext:value-type="string">
            <text:p>Build Time <text:span text:style-name="T1">( In Days )</text:span></text:p>
          </table:table-cell>
          <table:table-cell table:number-columns-repeated="59"/>
        </table:table-row>
        <table:table-row table:style-name="ro1">
          <table:table-cell/>
          <table:table-cell table:style-name="ce46" table:formula="of:=SUM([$'Component Cost'.G5];[$'Component Cost'.G7];[$'Component Cost'.G9];[$'Component Cost'.G11];[$'Component Cost'.G13:.G15];[$'Component Cost'.G17:.G18];[$'Component Cost'.G20];[$'Component Cost'.G22];[$'Component Cost'.G24:.G26])" office:value-type="float" office:value="19568750" calcext:value-type="float">
            <text:p>19,568,750.00</text:p>
          </table:table-cell>
          <table:table-cell table:style-name="ce46" table:formula="of:=SUM([$'Equipment and Software'.D5:.D10];[$'Equipment and Software'.D12:.D15])" office:value-type="float" office:value="14111100" calcext:value-type="float">
            <text:p>14,111,100.00</text:p>
          </table:table-cell>
          <table:table-cell table:style-name="ce46" table:formula="of:=[$'Component Cost'.E5]" office:value-type="float" office:value="50" calcext:value-type="float">
            <text:p>50.00</text:p>
          </table:table-cell>
          <table:table-cell table:style-name="ce24" table:formula="of:=ROUNDUP([.B31];-6)/1000000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/>
          <table:table-cell table:style-name="ce9" office:value-type="string" calcext:value-type="string">
            <text:p>Final Cost</text:p>
          </table:table-cell>
          <table:table-cell table:style-name="ce9" office:value-type="string" calcext:value-type="string" table:number-columns-spanned="3" table:number-rows-spanned="1">
            <text:p>Vessel Description</text:p>
          </table:table-cell>
          <table:covered-table-cell table:style-name="ce51"/>
          <table:covered-table-cell table:style-name="ce52"/>
          <table:table-cell/>
          <table:table-cell table:style-name="ce15" table:number-columns-repeated="58"/>
        </table:table-row>
        <table:table-row table:style-name="ro2">
          <table:table-cell/>
          <table:table-cell table:style-name="ce48" table:formula="of:=[.B31]+[.C31]" office:value-type="float" office:value="33679850" calcext:value-type="float">
            <text:p>33,679,850.00</text:p>
          </table:table-cell>
          <table:table-cell table:style-name="ce46" office:value-type="string" calcext:value-type="string" table:number-columns-spanned="3" table:number-rows-spanned="1">
            <text:p> A sleeper ship with a maximum range of 7.3 parsecs. It will reach its maximum speed in two months. </text:p>
            <text:p>For every parsec traversed at 0.99c, the passengers will experience 0.46 years of relative time.</text:p>
          </table:table-cell>
          <table:covered-table-cell table:style-name="ce46"/>
          <table:covered-table-cell table:style-name="ce24"/>
          <table:table-cell table:number-columns-repeated="59"/>
        </table:table-row>
        <table:table-row table:style-name="ro1">
          <table:table-cell/>
          <table:table-cell table:style-name="ce15" table:number-columns-repeated="4"/>
          <table:table-cell table:number-columns-repeated="59"/>
        </table:table-row>
        <table:table-row table:style-name="ro1" table:visibility="collapse">
          <table:table-cell/>
          <table:table-cell table:style-name="ce15" table:number-columns-repeated="4"/>
          <table:table-cell table:number-columns-repeated="59"/>
        </table:table-row>
        <table:table-row table:style-name="ro1" table:visibility="collapse" table:number-rows-repeated="1048540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Cost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4"/>
          <table:table-cell table:number-columns-repeated="57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 table:number-columns-repeated="3"/>
          <table:table-cell table:number-columns-repeated="57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 table:number-columns-repeated="3"/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23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style-name="ce36" office:value-type="float" office:value="50000" calcext:value-type="float">
            <text:p>50,000.00</text:p>
          </table:table-cell>
          <table:table-cell table:style-name="ce36" office:value-type="float" office:value="50" calcext:value-type="float">
            <text:p>50.00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table:formula="of:=[.D5]*[.E5]*[.F5]" office:value-type="float" office:value="1875000" calcext:value-type="float">
            <text:p>1,875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style-name="ce36" office:value-type="float" office:value="2000000" calcext:value-type="float">
            <text:p>2,000,000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7]*[.E7]*[.F7]" office:value-type="float" office:value="7000000" calcext:value-type="float">
            <text:p>7,000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36" office:value-type="float" office:value="500000" calcext:value-type="float">
            <text:p>500,000.00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formula="of:=[.D9]*[.E9]*[.F9]" office:value-type="float" office:value="3750000" calcext:value-type="float">
            <text:p>3,750,00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9.3" calcext:value-type="float">
            <text:p>19.3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1]*[.E11]*[.F11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style-name="ce16" table:number-columns-repeated="57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0000" calcext:value-type="float">
            <text:p>10,00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13]*[.E13]*[.F13]" office:value-type="float" office:value="10000" calcext:value-type="float">
            <text:p>1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style-name="ce36" office:value-type="float" office:value="160000" calcext:value-type="float">
            <text:p>160,00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table:formula="of:=[.D14]*[.E14]*[.F14]" office:value-type="float" office:value="240000" calcext:value-type="float">
            <text:p>24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15]*[.E15]*[.F15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0000" calcext:value-type="float">
            <text:p>50,000.00</text:p>
          </table:table-cell>
          <table:table-cell table:style-name="ce36" office:value-type="float" office:value="20" calcext:value-type="float">
            <text:p>2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7]*[.E17]*[.F17]" office:value-type="float" office:value="1000000" calcext:value-type="float">
            <text:p>1,00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00000" calcext:value-type="float">
            <text:p>100,00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8]*[.E18]*[.F18]" office:value-type="float" office:value="200000" calcext:value-type="float">
            <text:p>200,00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number-columns-repeated="2" table:style-name="ce24" office:value-type="string" calcext:value-type="string">
            <text:p>–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0]*[.E20]*[.F20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style-name="ce36" table:formula="of:=[.G5]*0.05" office:value-type="float" office:value="93750" calcext:value-type="float">
            <text:p>93,75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2]*[.E22]*[.F22]" office:value-type="float" office:value="93750" calcext:value-type="float">
            <text:p>93,750.00</text:p>
          </table:table-cell>
          <table:table-cell table:number-columns-repeated="57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Base Cos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st Modifier</text:p>
          </table:table-cell>
          <table:table-cell table:style-name="ce3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" calcext:value-type="float">
            <text:p>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4]*[.E24]*[.F24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000000" calcext:value-type="float">
            <text:p>5,000,000.00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5]*[.E25]*[.F25]" office:value-type="float" office:value="5000000" calcext:value-type="float">
            <text:p>5,000,000.00</text:p>
          </table:table-cell>
          <table:table-cell table:number-columns-repeated="57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style-name="ce36" office:value-type="float" office:value="200000" calcext:value-type="float">
            <text:p>200,00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6]*[.E26]*[.F26]" office:value-type="float" office:value="400000" calcext:value-type="float">
            <text:p>400,000.00</text:p>
          </table:table-cell>
          <table:table-cell table:number-columns-repeated="57"/>
        </table:table-row>
        <table:table-row table:style-name="ro1">
          <table:table-cell/>
          <table:table-cell table:style-name="ce28" table:number-columns-repeated="6"/>
          <table:table-cell table:number-columns-repeated="57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Displacement and Power Usage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5"/>
        <table:table-column table:style-name="co5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49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4"/>
          <table:table-cell/>
          <table:table-cell table:style-name="ce15"/>
          <table:table-cell table:number-columns-repeated="55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 table:number-columns-repeated="5"/>
          <table:table-cell table:number-columns-repeated="55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 table:number-columns-repeated="5"/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Hull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23" office:value-type="string" calcext:value-type="string">
            <text:p>Net Power Usage</text:p>
          </table:table-cell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Gravitic Hull</text:p>
          </table:table-cell>
          <table:table-cell table:style-name="ce24" office:value-type="string" calcext:value-type="string">
            <text:p>Standard, Light</text:p>
          </table:table-cell>
          <table:table-cell table:style-name="ce36" office:value-type="float" office:value="-1" calcext:value-type="float">
            <text:p>-1.00</text:p>
          </table:table-cell>
          <table:table-cell table:style-name="ce36" office:value-type="float" office:value="50" calcext:value-type="float">
            <text:p>50.00</text:p>
          </table:table-cell>
          <table:table-cell table:style-name="ce36" table:formula="of:=[.D5]*[.E5]" office:value-type="float" office:value="-50" calcext:value-type="float">
            <text:p>-50.00</text:p>
          </table:table-cell>
          <table:table-cell table:style-name="ce36" office:value-type="float" office:value="10" calcext:value-type="float">
            <text:p>10.00</text:p>
          </table:table-cell>
          <table:table-cell table:style-name="ce38"/>
          <table:table-cell table:style-name="ce36" table:formula="of:=SUM([.G5];[.G7];[.G9];[.G11];[.G13:.G15];[.G17:.G18];[.G20];[.G22];[.G24:.G26])" office:value-type="float" office:value="-8" calcext:value-type="float">
            <text:p>-8.00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Drive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 office:value-type="string" calcext:value-type="string">
            <text:p>Excess Displacement</text:p>
          </table:table-cell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Gravitic/Maneuver Drive</text:p>
          </table:table-cell>
          <table:table-cell table:style-name="ce24" office:value-type="string" calcext:value-type="string">
            <text:p>Thrust 7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6" table:formula="of:=[.D7]*[.E7]" office:value-type="float" office:value="3.5" calcext:value-type="float">
            <text:p>3.50</text:p>
          </table:table-cell>
          <table:table-cell table:style-name="ce36" office:value-type="float" office:value="35" calcext:value-type="float">
            <text:p>35.00</text:p>
          </table:table-cell>
          <table:table-cell table:style-name="ce38"/>
          <table:table-cell table:style-name="ce36" table:formula="of:=SUM([.F5];[.F7];[.F9];[.F11];[.F13];[.F14];[.F15];[.F17];[.F18];[.F20];[.F22];[.F24];[.F25];[.F26])" office:value-type="float" office:value="0.00499999999999545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Power Plant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Fusion Power Plant</text:p>
          </table:table-cell>
          <table:table-cell table:style-name="ce24" office:value-type="string" calcext:value-type="string">
            <text:p>High Tech, Energy Efficient (3)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5" calcext:value-type="float">
            <text:p>5.00</text:p>
          </table:table-cell>
          <table:table-cell table:style-name="ce36" table:formula="of:=[.D9]*[.E9]" office:value-type="float" office:value="5" calcext:value-type="float">
            <text:p>5.00</text:p>
          </table:table-cell>
          <table:table-cell table:style-name="ce36" office:value-type="float" office:value="-65" calcext:value-type="float">
            <text:p>-65.00</text:p>
          </table:table-cell>
          <table:table-cell table:style-name="ce38"/>
          <table:table-cell table:style-name="ce39" office:value-type="string" calcext:value-type="string" table:number-columns-spanned="1" table:number-rows-spanned="6">
            <text:p>The power plant must</text:p>
            <text:p>operate for at least 24</text:p>
            <text:p>minutes per hour to </text:p>
            <text:p>maintain a stable power</text:p>
            <text:p>supply for the vessel.</text:p>
          </table:table-cell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Fuel Tank Configuration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covered-table-cell table:style-name="ce40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Fuel Tank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9.38" calcext:value-type="float">
            <text:p>19.38</text:p>
          </table:table-cell>
          <table:table-cell table:style-name="ce36" table:formula="of:=[.D11]*[.E11]" office:value-type="float" office:value="19.38" calcext:value-type="float">
            <text:p>19.38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 table:style-name="ce16"/>
          <table:table-cell table:style-name="ce23" office:value-type="string" calcext:value-type="string">
            <text:p>Control System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covered-table-cell table:style-name="ce40"/>
          <table:table-cell table:style-name="ce16" table:number-columns-repeated="55"/>
        </table:table-row>
        <table:table-row table:style-name="ro1">
          <table:table-cell/>
          <table:table-cell table:style-name="ce24" office:value-type="string" calcext:value-type="string">
            <text:p>Cockpit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.5" calcext:value-type="float">
            <text:p>1.5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3]*[.E13]" office:value-type="float" office:value="1.5" calcext:value-type="float">
            <text:p>1.50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omputer/10</text:p>
          </table:table-cell>
          <table:table-cell table:style-name="ce24" office:value-type="string" calcext:value-type="string">
            <text:p>Hardened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4]*[.E14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covered-table-cell table:style-name="ce41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Basic Sensors</text:p>
          </table:table-cell>
          <table:table-cell table:style-name="ce24" office:value-type="string" calcext:value-type="string">
            <text:p>(DM – 4) to Electronics(Sensors) Checks</text:p>
          </table:table-cell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15]*[.E15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Crew Quarter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 office:value-type="string" calcext:value-type="string">
            <text:p>Hull Points</text:p>
          </table:table-cell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Low Berth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0.5" calcext:value-type="float">
            <text:p>0.50</text:p>
          </table:table-cell>
          <table:table-cell table:style-name="ce36" office:value-type="float" office:value="20" calcext:value-type="float">
            <text:p>20.00</text:p>
          </table:table-cell>
          <table:table-cell table:style-name="ce36" table:formula="of:=[.D17]*[.E17]" office:value-type="float" office:value="10" calcext:value-type="float">
            <text:p>10.00</text:p>
          </table:table-cell>
          <table:table-cell table:style-name="ce36" office:value-type="float" office:value="2" calcext:value-type="float">
            <text:p>2.00</text:p>
          </table:table-cell>
          <table:table-cell table:style-name="ce38"/>
          <table:table-cell table:style-name="ce41" table:formula="of:=([.E5]/2.5)*0.9" office:value-type="float" office:value="18" calcext:value-type="float">
            <text:p>18.00</text:p>
          </table:table-cell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ommon Area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table:formula="of:=[.D18]*[.E18]" office:value-type="float" office:value="2" calcext:value-type="float">
            <text:p>2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rmam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 office:value-type="string" calcext:value-type="string">
            <text:p>Maintenance Cost<text:span text:style-name="T2"> (Cr)</text:span></text:p>
          </table:table-cell>
          <table:table-cell table:number-columns-repeated="55"/>
        </table:table-row>
        <table:table-row table:style-name="ro3">
          <table:table-cell/>
          <table:table-cell table:number-columns-repeated="2" table:style-name="ce24" office:value-type="string" calcext:value-type="string">
            <text:p>–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36" table:formula="of:=[.D20]*[.E20]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table-cell table:style-name="ce27" table:formula="of:=SUM([$'Specification Overview and Summary'.B31])*0.001/12" office:value-type="float" office:value="1630.72916666667" calcext:value-type="float">
            <text:p>1,630.73</text:p>
          </table:table-cell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37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rystaliron Armor Plating</text:p>
          </table:table-cell>
          <table:table-cell table:style-name="ce24" office:value-type="string" calcext:value-type="string">
            <text:p>Armor – 1</text:p>
          </table:table-cell>
          <table:table-cell table:style-name="ce36" table:formula="of:=[.E5]*0.0125" office:value-type="float" office:value="0.625" calcext:value-type="float">
            <text:p>0.63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2]*[.E22]" office:value-type="float" office:value="0.625" calcext:value-type="float">
            <text:p>0.63</text:p>
          </table:table-cell>
          <table:table-cell table:style-name="ce36" office:value-type="float" office:value="0" calcext:value-type="float">
            <text:p>0.00</text:p>
          </table:table-cell>
          <table:table-cell table:style-name="ce38"/>
          <table:table-cell table:style-name="ce9" office:value-type="string" calcext:value-type="string">
            <text:p>Life Support Costs</text:p>
          </table:table-cell>
          <table:table-cell table:number-columns-repeated="55"/>
        </table:table-row>
        <table:table-row table:style-name="ro1">
          <table:table-cell/>
          <table:table-cell table:style-name="ce23" office:value-type="string" calcext:value-type="string">
            <text:p>Additional Components</text:p>
          </table:table-cell>
          <table:table-cell table:style-name="ce23" office:value-type="string" calcext:value-type="string">
            <text:p>Traits</text:p>
          </table:table-cell>
          <table:table-cell table:style-name="ce23" office:value-type="string" calcext:value-type="string">
            <text:p>Displacement Per Unit</text:p>
          </table:table-cell>
          <table:table-cell table:style-name="ce23" office:value-type="string" calcext:value-type="string">
            <text:p>Number of Units</text:p>
          </table:table-cell>
          <table:table-cell table:style-name="ce23" office:value-type="string" calcext:value-type="string">
            <text:p>Component Displacement</text:p>
          </table:table-cell>
          <table:table-cell table:style-name="ce23" office:value-type="string" calcext:value-type="string">
            <text:p>Component Power Usage</text:p>
          </table:table-cell>
          <table:table-cell table:style-name="ce23"/>
          <table:table-cell table:style-name="ce64" office:value-type="float" office:value="2000" calcext:value-type="float">
            <text:p>2,000.00</text:p>
          </table:table-cell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Cargo</text:p>
          </table:table-cell>
          <table:table-cell table:style-name="ce24" office:value-type="string" calcext:value-type="string">
            <text:p>–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6" table:formula="of:=[.D24]*[.E24]" office:value-type="float" office:value="1" calcext:value-type="float">
            <text:p>1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Deflector Screens</text:p>
          </table:table-cell>
          <table:table-cell table:style-name="ce24" office:value-type="string" calcext:value-type="string">
            <text:p>–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1" calcext:value-type="float">
            <text:p>1.00</text:p>
          </table:table-cell>
          <table:table-cell table:style-name="ce36" table:formula="of:=[.D25]*[.E25]" office:value-type="float" office:value="5" calcext:value-type="float">
            <text:p>5.00</text:p>
          </table:table-cell>
          <table:table-cell table:style-name="ce36" office:value-type="float" office:value="10" calcext:value-type="float">
            <text:p>1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High Efficiency Battery</text:p>
          </table:table-cell>
          <table:table-cell table:style-name="ce24" office:value-type="string" calcext:value-type="string">
            <text:p>Maximum Storage - 120 Power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2" calcext:value-type="float">
            <text:p>2.00</text:p>
          </table:table-cell>
          <table:table-cell table:style-name="ce36" table:formula="of:=[.D26]*[.E26]" office:value-type="float" office:value="2" calcext:value-type="float">
            <text:p>2.00</text:p>
          </table:table-cell>
          <table:table-cell table:style-name="ce36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55"/>
        </table:table-row>
        <table:table-row table:style-name="ro1">
          <table:table-cell/>
          <table:table-cell table:style-name="ce28" table:number-columns-repeated="8"/>
          <table:table-cell table:number-columns-repeated="55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Equipment and Software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17" table:number-columns-repeated="2"/>
          <table:table-cell table:style-name="ce15" table:number-columns-repeated="2"/>
          <table:table-cell table:number-columns-repeated="59"/>
        </table:table-row>
        <table:table-row table:style-name="ro1">
          <table:table-cell/>
          <table:table-cell table:style-name="ce18"/>
          <table:table-cell table:style-name="ce32" office:value-type="string" calcext:value-type="string">
            <text:p>Endurance Class – Life Boat</text:p>
          </table:table-cell>
          <table:table-cell table:style-name="ce32" office:value-type="string" calcext:value-type="string">
            <text:p>TL – 12</text:p>
          </table:table-cell>
          <table:table-cell table:style-name="ce18"/>
          <table:table-cell table:number-columns-repeated="59"/>
        </table:table-row>
        <table:table-row table:style-name="ro1">
          <table:table-cell/>
          <table:table-cell table:style-name="ce18" table:number-columns-repeated="2"/>
          <table:table-cell table:style-name="ce28"/>
          <table:table-cell table:style-name="ce18"/>
          <table:table-cell table:number-columns-repeated="59"/>
        </table:table-row>
        <table:table-row table:style-name="ro1">
          <table:table-cell table:style-name="ce16"/>
          <table:table-cell table:style-name="ce23" office:value-type="string" calcext:value-type="string">
            <text:p>Software</text:p>
          </table:table-cell>
          <table:table-cell table:style-name="ce23" office:value-type="string" calcext:value-type="string">
            <text:p>Bandwidth Usage</text:p>
          </table:table-cell>
          <table:table-cell table:style-name="ce23" office:value-type="string" calcext:value-type="string">
            <text:p>Cost</text:p>
          </table:table-cell>
          <table:table-cell table:style-name="ce23" office:value-type="string" calcext:value-type="string">
            <text:p>Purpose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Library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General Knowledge Source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62" office:value-type="string" calcext:value-type="string">
            <text:p>Maneuver/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Maneuver Drive Controller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Virtual Crew/0</text:p>
          </table:table-cell>
          <table:table-cell table:style-name="ce64" office:value-type="float" office:value="5" calcext:value-type="float">
            <text:p>5.00</text:p>
          </table:table-cell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Cockpit During Transit</text:p>
          </table:table-cell>
          <table:table-cell table:number-columns-repeated="59"/>
        </table:table-row>
        <table:table-row table:style-name="ro1">
          <table:table-cell table:style-name="ce16"/>
          <table:table-cell table:style-name="ce62" office:value-type="string" calcext:value-type="string">
            <text:p>Virtual Gunner/0</text:p>
          </table:table-cell>
          <table:table-cell table:style-name="ce64" office:value-type="float" office:value="5" calcext:value-type="float">
            <text:p>5.00</text:p>
          </table:table-cell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Deflector During Transit</text:p>
          </table:table-cell>
          <table:table-cell table:style-name="ce16" table:number-columns-repeated="59"/>
        </table:table-row>
        <table:table-row table:style-name="ro1">
          <table:table-cell/>
          <table:table-cell table:style-name="ce62" office:value-type="string" calcext:value-type="string">
            <text:p>Expert Program (Medic/2)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10000" calcext:value-type="float">
            <text:p>10,000.00</text:p>
          </table:table-cell>
          <table:table-cell table:style-name="ce64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62" office:value-type="string" calcext:value-type="string">
            <text:p>Intelligent Interface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string" calcext:value-type="string">
            <text:p>Allows Expert Programs To Run</text:p>
          </table:table-cell>
          <table:table-cell table:number-columns-repeated="59"/>
        </table:table-row>
        <table:table-row table:style-name="ro1">
          <table:table-cell/>
          <table:table-cell table:style-name="ce23" office:value-type="string" calcext:value-type="string">
            <text:p>Equipment</text:p>
          </table:table-cell>
          <table:table-cell table:style-name="ce37" office:value-type="string" calcext:value-type="string">
            <text:p>Shipping Tonnag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Purpos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Portable Computer (Computer/3)</text:p>
          </table:table-cell>
          <table:table-cell table:style-name="ce33" office:value-type="float" office:value="0.005" calcext:value-type="float">
            <text:p>0.005</text:p>
          </table:table-cell>
          <table:table-cell table:style-name="ce65" office:value-type="float" office:value="1000" calcext:value-type="float">
            <text:p>1,000.00</text:p>
          </table:table-cell>
          <table:table-cell table:style-name="ce65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Spare Parts</text:p>
          </table:table-cell>
          <table:table-cell table:style-name="ce65" office:value-type="float" office:value="1" calcext:value-type="float">
            <text:p>1.00</text:p>
          </table:table-cell>
          <table:table-cell table:style-name="ce65" office:value-type="float" office:value="100000" calcext:value-type="float">
            <text:p>100,000.00</text:p>
          </table:table-cell>
          <table:table-cell table:style-name="ce65" office:value-type="string" calcext:value-type="string">
            <text:p>For In-Transit Maintenanc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28" table:number-columns-repeated="4"/>
          <table:table-cell table:number-columns-repeated="59"/>
        </table:table-row>
        <table:table-row table:style-name="ro1" table:visibility="collapse" table:number-rows-repeated="1048559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02:07:59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6:25:51.315000000</meta:creation-date>
    <dc:date>2021-08-16T02:49:45.002000000</dc:date>
    <meta:editing-duration>PT15H7M34S</meta:editing-duration>
    <meta:editing-cycles>82</meta:editing-cycles>
    <meta:generator>LibreOffice/6.3.5.2$Windows_X86_64 LibreOffice_project/dd0751754f11728f69b42ee2af66670068624673</meta:generator>
    <meta:document-statistic meta:table-count="4" meta:cell-count="448" meta:object-count="0"/>
  </office:meta>
</office:document-meta>
</file>